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" style:family="table">
      <style:table-properties style:width="11.71cm" table:align="center"/>
    </style:style>
    <style:style style:name="Tabla1.A" style:family="table-column">
      <style:table-column-properties style:column-width="2.923cm"/>
    </style:style>
    <style:style style:name="Tabla1.B" style:family="table-column">
      <style:table-column-properties style:column-width="2.93cm"/>
    </style:style>
    <style:style style:name="Tabla1.C" style:family="table-column">
      <style:table-column-properties style:column-width="2.926cm"/>
    </style:style>
    <style:style style:name="Tabla1.D" style:family="table-column">
      <style:table-column-properties style:column-width="2.93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0.351cm" fo:orphans="0" fo:widows="0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7" style:family="paragraph" style:parent-style-name="Table_20_Contents">
      <style:text-properties officeooo:paragraph-rsid="005460a5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officeooo:paragraph-rsid="006432c5"/>
    </style:style>
    <style:style style:name="P7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7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Frame_20_contents">
      <style:paragraph-properties fo:text-align="justify" style:justify-single-word="false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9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9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6pt" officeooo:paragraph-rsid="0015e59f" style:font-size-asian="6pt" style:font-size-complex="6pt"/>
    </style:style>
    <style:style style:name="P9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93" style:family="paragraph" style:parent-style-name="Text_20_body">
      <style:text-properties fo:font-size="5pt" style:font-size-asian="4.34999990463257pt" style:font-size-complex="5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style:font-size-asian="8pt" style:font-name-complex="Lucida Sans" style:font-size-complex="8pt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3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40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fo:color="#221f1f" fo:letter-spacing="-0.012cm" officeooo:rsid="00a36925"/>
    </style:style>
    <style:style style:name="T55" style:family="text">
      <style:text-properties fo:color="#221f1f" fo:letter-spacing="-0.012cm" officeooo:rsid="00a2c675"/>
    </style:style>
    <style:style style:name="T5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3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-0.007cm" fo:font-style="normal" officeooo:rsid="00105b3d" style:font-size-asian="8pt" style:font-style-asian="normal" style:font-name-complex="Lucida Sans" style:font-size-complex="8pt" style:font-style-complex="normal"/>
    </style:style>
    <style:style style:name="T7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7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7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7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76" style:family="text">
      <style:text-properties fo:color="#000000" fo:letter-spacing="0.004cm" fo:font-style="normal" style:font-style-asian="normal" style:font-style-complex="normal"/>
    </style:style>
    <style:style style:name="T77" style:family="text">
      <style:text-properties fo:color="#000000" fo:letter-spacing="-0.007cm" fo:font-style="normal" style:font-style-asian="normal" style:font-style-complex="normal"/>
    </style:style>
    <style:style style:name="T78" style:family="text">
      <style:text-properties fo:font-size="8pt" style:font-size-asian="8pt" style:font-size-complex="8pt"/>
    </style:style>
    <style:style style:name="T79" style:family="text">
      <style:text-properties fo:font-weight="normal" officeooo:rsid="008f8dcf" style:font-weight-asian="normal" style:font-weight-complex="normal"/>
    </style:style>
    <style:style style:name="T80" style:family="text">
      <style:text-properties fo:letter-spacing="-0.009cm"/>
    </style:style>
    <style:style style:name="T81" style:family="text">
      <style:text-properties fo:letter-spacing="-0.016cm"/>
    </style:style>
    <style:style style:name="T82" style:family="text">
      <style:text-properties fo:font-size="4pt" style:font-size-asian="4pt" style:font-size-complex="4pt"/>
    </style:style>
    <style:style style:name="T83" style:family="text">
      <style:text-properties officeooo:rsid="005460a5"/>
    </style:style>
    <style:style style:name="T8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62"><text:text-input text:description="&lt;if test=&quot;o.taxes_included&quot;&gt;">If vat discriminated</text:text-input></text:span><text:span text:style-name="T82"><text:text-input text:description="&lt;for each=&quot;line2 in line.invoice_line_tax_ids&quot;&gt;">F</text:text-input></text:span><text:text-input text:description="&lt;line2.description&gt;">10,5%</text:text-input><text:span text:style-name="T82"><text:text-input text:description="&lt;/for&gt;">Ef</text:text-input></text:span><text:span text:style-name="T63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5"><text:placeholder text:placeholder-type="text">&lt;if test="o.comment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2"><text:span text:style-name="T51">OBSERVACIONES</text:span>: <text:span text:style-name="T46"><text:placeholder text:placeholder-type="text">&lt;o.comment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7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4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3"><text:span text:style-name="T54">Cotización</text:span><text:span text:style-name="T55"> de referencia:</text:span><text:span text:style-name="T53"> </text:span><text:span text:style-name="T52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6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0" table:number-rows-spanned="4" office:value-type="string">
            <text:p text:style-name="P71">Otros tributos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row>
                <table:table-cell table:style-name="Tabla1.A1" office:value-type="string">
                  <text:p text:style-name="P63">Descripción</text:p>
                </table:table-cell>
                <table:table-cell table:style-name="Tabla1.A1" office:value-type="string">
                  <text:p text:style-name="P63">Detalle</text:p>
                </table:table-cell>
                <table:table-cell table:style-name="Tabla1.A1" office:value-type="string">
                  <text:p text:style-name="P64">Alic %</text:p>
                </table:table-cell>
                <table:table-cell table:style-name="Tabla1.D1" office:value-type="string">
                  <text:p text:style-name="P64">Importe</text:p>
                </table:table-cell>
              </table:table-row>
              <table:table-row>
                <table:table-cell table:style-name="Tabla1.A2" table:number-columns-spanned="3" office:value-type="string">
                  <text:p text:style-name="P65"><text:span text:style-name="T83">Total Otros Tributos </text:span><text:span text:style-name="T47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1.D2" office:value-type="string">
                  <text:p text:style-name="P66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82"><text:span text:style-name="T11">SUBTOTAL</text:span><text:span text:style-name="T80"> </text:span><text:span text:style-name="T81"><text:text-input text:description="&lt;o.currency_id.symbol&gt;">USD</text:text-input></text:span></text:p>
          </table:table-cell>
          <table:table-cell table:style-name="Table1.C7" office:value-type="string">
            <text:p text:style-name="P67"/>
          </table:table-cell>
          <table:table-cell table:style-name="Table1.D7" office:value-type="string">
            <text:p text:style-name="P10"><text:text-input text:description="&lt;formatLang(o.report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83">IMPUESTOS</text:p>
          </table:table-cell>
          <table:table-cell table:style-name="Table1.C8" office:value-type="string">
            <text:p text:style-name="P16">Base</text:p>
          </table:table-cell>
          <table:table-cell table:style-name="Table1.D8" office:value-type="string">
            <text:p text:style-name="P16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86"><text:text-input text:description="&lt;for each=&quot;line in o.report_tax_line_ids&quot;&gt;">For each line</text:text-input></text:p>
            <text:p text:style-name="P87"><text:text-input text:description="&lt;line.tax_id.description&gt;">IVA 21%</text:text-input></text:p>
            <text:p text:style-name="P85"><text:text-input text:description="&lt;/for&gt;">End For</text:text-input></text:p>
          </table:table-cell>
          <table:table-cell table:style-name="Table1.C9" office:value-type="string">
            <text:p text:style-name="P14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84"><text:span text:style-name="T11">TOTAL</text:span><text:span text:style-name="T80"> </text:span><text:span text:style-name="T81"><text:text-input text:description="&lt;o.currency_id.symbol&gt;">USD</text:text-input></text:span></text:p>
          </table:table-cell>
          <table:table-cell table:style-name="Table1.C10" office:value-type="string">
            <text:p text:style-name="P88"/>
          </table:table-cell>
          <table:table-cell table:style-name="Table1.D10" office:value-type="string">
            <text:p text:style-name="P11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9"><text:span text:style-name="T84">Son: </text:span><text:span text:style-name="T84"><text:placeholder text:placeholder-type="text">&lt;o.currency_id.name or o.company_id.currency_id.name&gt;</text:placeholder></text:span><text:span text:style-name="T84"> </text:span><text:span text:style-name="T8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D3" style:family="table-cell">
      <style:table-cell-properties style:vertical-align="bottom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6" style:family="paragraph" style:parent-style-name="Text_20_body">
      <style:text-properties fo:font-size="5pt" style:font-size-asian="4.34999990463257pt" style:font-size-complex="5pt"/>
    </style:style>
    <style:style style:name="MP3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4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Frame_20_contents">
      <style:paragraph-properties fo:text-align="justify" style:justify-single-word="false"/>
    </style:style>
    <style:style style:name="MP50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T17" style:family="text">
      <style:text-properties fo:color="#000000" style:text-position="-5% 100%" style:font-name="Lucida Sans" fo:font-size="8pt" fo:letter-spacing="-0.007cm" fo:font-style="normal" officeooo:rsid="00105b3d" style:font-size-asian="8pt" style:font-style-asian="normal" style:font-name-complex="Lucida Sans" style:font-size-complex="8pt" style:font-style-complex="normal"/>
    </style:style>
    <style:style style:name="MT18" style:family="text">
      <style:text-properties fo:color="#221f1f" style:text-position="-5% 100%" style:font-name="Lucida Sans" fo:font-size="8pt" style:font-size-asian="8pt" style:font-name-complex="Lucida Sans" style:font-size-complex="8pt"/>
    </style:style>
    <style:style style:name="MT19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font-size="8pt" style:font-size-asian="8pt" style:font-size-complex="8pt"/>
    </style:style>
    <style:style style:name="MT23" style:family="text">
      <style:text-properties fo:color="#000000" fo:letter-spacing="0.004cm" fo:font-style="normal" style:font-style-asian="normal" style:font-style-complex="normal"/>
    </style:style>
    <style:style style:name="MT2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6" style:family="text">
      <style:text-properties fo:color="#000000" fo:letter-spacing="-0.007cm" fo:font-style="normal" style:font-style-asian="normal" style:font-style-complex="normal"/>
    </style:style>
    <style:style style:name="MT2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font-name="Lucida Sans" fo:font-size="9pt" style:font-size-asian="9pt" style:font-name-complex="Lucida Sans" style:font-size-complex="9pt"/>
    </style:style>
    <style:style style:name="MT2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3" style:family="text">
      <style:text-properties fo:color="#221f1f" style:text-position="-5% 100%" fo:font-size="9pt" style:font-size-asian="9pt" style:font-size-complex="9pt"/>
    </style:style>
    <style:style style:name="MT3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4" style:family="text">
      <style:text-properties fo:font-weight="normal" officeooo:rsid="008f8dcf" style:font-weight-asian="normal" style:font-weight-complex="normal"/>
    </style:style>
    <style:style style:name="MT55" style:family="text">
      <style:text-properties fo:font-weight="bold" officeooo:rsid="008f8dcf" style:font-weight-asian="bold" style:font-weight-complex="bold"/>
    </style:style>
    <style:style style:name="MT5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61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3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4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5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2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span text:style-name="MT19"><text:text-input text:description="&lt;company.partner_id.commercial_partner_id.cuit&gt;">20-31393297-9</text:text-input></text:span><text:span text:style-name="MT16"><text:text-input text:description="&lt;/if&gt;">&lt;/if&gt;</text:text-input></text:span></text:p>
              <text:p text:style-name="MP20"><text:span text:style-name="MT20"><text:text-input text:description="&lt;if test=&quot;print_header&quot;&gt;">IF2</text:text-input></text:span><text:span text:style-name="MT21">Ing. Brutos</text:span><text:span text:style-name="MT22">:</text:span> <text:text-input text:description="&lt;company.partner_id.gross_income_number&gt;">EXENTO</text:text-input><text:span text:style-name="MT23"><text:text-input text:description="&lt;/if&gt;">&lt;/if&gt;</text:text-input></text:span></text:p>
              <text:p text:style-name="MP21"><text:span text:style-name="MT20"><text:text-input text:description="&lt;if test=&quot;print_header&quot;&gt;">IF2</text:text-input></text:span><text:span text:style-name="MT24">Inicio de actividades</text:span><text:span text:style-name="MT25">: </text:span><text:span text:style-name="MT26"><text:text-input text:description="&lt;if test=&quot;company.partner_id.start_date&quot;&gt;">If</text:text-input></text:span><text:span text:style-name="MT26"><text:text-input text:description="&lt;formatLang(company.partner_id.start_date,date='true')&gt;">DD/MM/YYYY</text:text-input></text:span><text:span text:style-name="MT26"><text:text-input text:description="&lt;/if&gt;">/if</text:text-input></text:span><text:span text:style-name="MT23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2"/>
              <text:p text:style-name="MP23"><text:span text:style-name="MT27">Cliente</text:span><text:span text:style-name="MT28">:</text:span><text:span text:style-name="MT29"> </text:span><text:span text:style-name="MT30"><text:placeholder text:placeholder-type="text">&lt;o.partner_id.commercial_partner_id.name&gt;</text:placeholder></text:span></text:p>
              <text:p text:style-name="MP24"/>
              <text:p text:style-name="MP25"><text:span text:style-name="MT31">Dirección</text:span><text:span text:style-name="MT32">: </text:span><text:span text:style-name="MT33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/>
              <text:p text:style-name="MP28"><text:span text:style-name="MT34">Teléfono</text:span><text:span text:style-name="MT28">:</text:span><text:span text:style-name="MT29"> </text:span><text:span text:style-name="MT30"><text:placeholder text:placeholder-type="text">&lt;o.partner_id.commercial_partner_id.phone&gt;</text:placeholder></text:span></text:p>
              <text:p text:style-name="MP29"/>
              <text:p text:style-name="MP28"><text:span text:style-name="MT34">Mail</text:span><text:span text:style-name="MT28">:</text:span><text:span text:style-name="MT29"> </text:span><text:span text:style-name="MT30"><text:placeholder text:placeholder-type="text">&lt;o.partner_id.commercial_partner_id.email&gt;</text:placeholder></text:span></text:p>
              <text:p text:style-name="MP30"/>
              <text:p text:style-name="MP31"><text:span text:style-name="MT35"><text:placeholder text:placeholder-type="text">&lt;if test="o.partner_id.parent_id"&gt;</text:placeholder></text:span><text:span text:style-name="MT36">Enviar a</text:span><text:span text:style-name="MT28">:</text:span><text:span text:style-name="MT29"> </text:span><text:span text:style-name="MT30"><text:placeholder text:placeholder-type="text">&lt;o.partner_id.name&gt;</text:placeholder></text:span><text:span text:style-name="MT30"> - </text:span><text:span text:style-name="MT37"><text:placeholder text:placeholder-type="text">&lt;partner_address(o.partner_id)&gt;</text:placeholder></text:span><text:span text:style-name="MT30"><text:placeholder text:placeholder-type="text">&lt;/if&gt;</text:placeholder></text:span></text:p>
              <text:p text:style-name="MP32"/>
              <text:p text:style-name="MP33"><text:span text:style-name="MT38"><text:placeholder text:placeholder-type="text">&lt;o.afip_incoterm_id and 'Incoterms:' or ''&gt;</text:placeholder></text:span><text:span text:style-name="MT38"> </text:span><text:span text:style-name="MT30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4"><text:span text:style-name="MT39">Cond IVA</text:span><text:span text:style-name="MT28">:</text:span><text:span text:style-name="MT29"> </text:span><text:span text:style-name="MT30"><text:placeholder text:placeholder-type="text">&lt;o.partner_id.commercial_partner_id.afip_responsability_type_id.name&gt;</text:placeholder></text:span></text:p>
              <text:p text:style-name="MP35"><text:span text:style-name="MT40"><text:text-input text:description="&lt;o.partner_id.commercial_partner_id.main_id_category_id.code&gt;">CUIT</text:text-input></text:span><text:span text:style-name="MT41">:</text:span><text:span text:style-name="MT42"> </text:span><text:span text:style-name="MT4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6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7"><text:span text:style-name="MT43">Cond. Venta</text:span><text:span text:style-name="MT44">:</text:span><text:span text:style-name="MT45"> </text:span><text:span text:style-name="MT46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8"><text:span text:style-name="MT47"><text:text-input text:description="&lt;if test=&quot;print_commercial&quot;&gt;">IF2</text:text-input></text:span><text:span text:style-name="MT43">Comercial</text:span><text:span text:style-name="MT48">:</text:span><text:span text:style-name="MT49"> </text:span><text:span text:style-name="MT50"><text:text-input text:description="&lt;o.user_id.name&gt;">Roberto Ramirez</text:text-input></text:span><text:span text:style-name="MT51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9"><text:span text:style-name="MT52">Vencimientos</text:span><text:span text:style-name="MT53">: </text:span><text:span text:style-name="MT53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40"><text:span text:style-name="MT54"><text:text-input text:description="&lt;o.afip_concept in ['2', '3', '4'] and &quot;Fecha servicio:&quot;&gt;">Fecha Servicio:</text:text-input></text:span><text:span text:style-name="MT54"> </text:span><text:span text:style-name="MT5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8"><text:span text:style-name="MT56">Doc. Origen</text:span><text:span text:style-name="MT57">:</text:span><text:span text:style-name="MT58"> </text:span><text:span text:style-name="MT50"><text:text-input text:description="&lt;o.origin&gt;">R1231231 – R1231321</text:text-input></text:span></text:p>
              <text:p text:style-name="MP41"><text:span text:style-name="MT59">Referencia: </text:span><text:span text:style-name="MT60"><text:placeholder text:placeholder-type="text">&lt;o.reference&gt;</text:placeholder></text:span></text:p>
              <text:p text:style-name="MP42"><text:span text:style-name="MT61">Importes expresados en </text:span><text:span text:style-name="MT62"><text:text-input text:description="&lt;o.currency_id.name or o.company_id.currency_id.name&gt;">rate</text:text-input></text:span><text:span text:style-name="MT61"> </text:span><text:span text:style-name="MT63"><text:text-input text:description="&lt;if test=&quot;o.currency_id != o.company_id.currency_id&quot;&gt;">IF2</text:text-input></text:span><text:span text:style-name="MT63">- </text:span><text:span text:style-name="MT61">Tipo de cambio:</text:span><text:span text:style-name="MT64"> </text:span><text:span text:style-name="MT65">$</text:span><text:span text:style-name="MT62"><text:text-input text:description="&lt;o.currency_rate&gt;">rate</text:text-input></text:span><text:span text:style-name="MT63"> </text:span><text:span text:style-name="MT63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<text:span text:style-name="MT66"><text:text-input text:description="&lt;if test=&quot;o.taxes_included&quot;&gt;">If vat discriminated</text:text-input></text:span>%<text:span text:style-name="MT67">I.V.A.</text:span><text:span text:style-name="MT68"><text:text-input text:description="&lt;/if&gt;">Ennd if</text:text-input>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5">%<text:span text:style-name="MT67">Bon.</text:span></text:p>
            </table:table-cell>
            <table:table-cell table:style-name="Table10.E1" office:value-type="string">
              <text:p text:style-name="MP43">P. Neto</text:p>
            </table:table-cell>
            <table:table-cell table:style-name="Table10.F1" office:value-type="string">
              <text:p text:style-name="MP43">Cantidad</text:p>
            </table:table-cell>
            <table:table-cell table:style-name="Table10.G1" office:value-type="string">
              <text:p text:style-name="MP43">Total</text:p>
            </table:table-cell>
          </table:table-row>
        </table:table>
        <text:p text:style-name="MP46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7"><text:span text:style-name="MT69">CAE: </text:span><text:span text:style-name="MT69"><text:placeholder text:placeholder-type="text">&lt;o.afip_cae&gt;</text:placeholder></text:span><text:span text:style-name="MT69"> - Fecha Vto. CAE: </text:span><text:span text:style-name="MT69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8"><draw:frame draw:style-name="Mfr3" draw:name="image: asimage(o.afip_barcode_img)" text:anchor-type="paragraph" svg:y="-0.82cm" svg:width="6.364cm" draw:z-index="0"><draw:text-box fo:min-height="0.744cm"><text:p text:style-name="MP49"/></draw:text-box></draw:frame><text:placeholder text:placeholder-type="text">&lt;o.afip_barcode&gt;</text:placeholder></text:p>
            </table:table-cell>
          </table:table-row>
        </table:table>
        <text:p text:style-name="MP50"/>
        <text:p text:style-name="MP50"/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1-06T12:49:14.130052838</dc:date>
    <meta:editing-duration>P2DT7H28M17S</meta:editing-duration>
    <meta:editing-cycles>419</meta:editing-cycles>
    <meta:generator>LibreOffice/5.1.4.2$Linux_X86_64 LibreOffice_project/10m0$Build-2</meta:generator>
    <meta:document-statistic meta:table-count="8" meta:image-count="0" meta:object-count="0" meta:page-count="1" meta:paragraph-count="94" meta:word-count="416" meta:character-count="2411" meta:non-whitespace-character-count="2280"/>
  </office:meta>
</office:document-meta>
</file>